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en" fo:country="GB" officeooo:rsid="0017e28e" officeooo:paragraph-rsid="0017e28e" style:font-size-asian="24pt" style:font-size-complex="24pt"/>
    </style:style>
    <style:style style:name="P2" style:family="paragraph" style:parent-style-name="Standard">
      <style:text-properties fo:language="en" fo:country="GB" officeooo:rsid="0017e28e" officeooo:paragraph-rsid="0017e28e"/>
    </style:style>
    <style:style style:name="P3" style:family="paragraph" style:parent-style-name="Standard">
      <style:paragraph-properties fo:text-align="center" style:justify-single-word="false"/>
      <style:text-properties fo:language="en" fo:country="GB" officeooo:rsid="0017e28e" officeooo:paragraph-rsid="0017e28e"/>
    </style:style>
    <style:style style:name="P4" style:family="paragraph" style:parent-style-name="Standard">
      <style:paragraph-properties fo:text-align="center" style:justify-single-word="false"/>
      <style:text-properties fo:language="en" fo:country="GB" officeooo:rsid="0017e28e" officeooo:paragraph-rsid="001af94e"/>
    </style:style>
    <style:style style:name="P5" style:family="paragraph" style:parent-style-name="Standard">
      <style:paragraph-properties fo:text-align="start" style:justify-single-word="false"/>
      <style:text-properties fo:language="en" fo:country="GB" officeooo:rsid="0017e28e" officeooo:paragraph-rsid="001cd1e2"/>
    </style:style>
    <style:style style:name="P6" style:family="paragraph" style:parent-style-name="Standard">
      <style:paragraph-properties fo:text-align="start" style:justify-single-word="false"/>
      <style:text-properties fo:language="en" fo:country="GB" officeooo:rsid="0017e28e" officeooo:paragraph-rsid="0017e28e"/>
    </style:style>
    <style:style style:name="P7" style:family="paragraph" style:parent-style-name="Standard">
      <style:paragraph-properties fo:text-align="start" style:justify-single-word="false"/>
      <style:text-properties fo:language="en" fo:country="GB" officeooo:rsid="001af94e" officeooo:paragraph-rsid="001af94e"/>
    </style:style>
    <style:style style:name="P8" style:family="paragraph" style:parent-style-name="Standard">
      <style:paragraph-properties fo:text-align="start" style:justify-single-word="false"/>
      <style:text-properties fo:language="en" fo:country="GB" officeooo:rsid="001cd1e2" officeooo:paragraph-rsid="001cd1e2"/>
    </style:style>
    <style:style style:name="P9" style:family="paragraph" style:parent-style-name="Standard">
      <style:paragraph-properties fo:text-align="start" style:justify-single-word="false"/>
      <style:text-properties fo:language="en" fo:country="GB" fo:font-weight="bold" officeooo:rsid="001cd1e2" officeooo:paragraph-rsid="001cd1e2" style:font-weight-asian="bold" style:font-weight-complex="bold"/>
    </style:style>
    <style:style style:name="P10" style:family="paragraph" style:parent-style-name="Standard">
      <style:paragraph-properties fo:text-align="start" style:justify-single-word="false"/>
      <style:text-properties fo:language="en" fo:country="GB" fo:font-weight="bold" officeooo:rsid="001e4dbf" officeooo:paragraph-rsid="001e4dbf" style:font-weight-asian="bold" style:font-weight-complex="bold"/>
    </style:style>
    <style:style style:name="P11" style:family="paragraph" style:parent-style-name="Standard">
      <style:paragraph-properties fo:text-align="start" style:justify-single-word="false"/>
      <style:text-properties fo:language="en" fo:country="GB" fo:font-weight="bold" officeooo:rsid="001e4dbf" officeooo:paragraph-rsid="00204bd5" style:font-weight-asian="bold" style:font-weight-complex="bold"/>
    </style:style>
    <style:style style:name="P12" style:family="paragraph" style:parent-style-name="Standard">
      <style:paragraph-properties fo:text-align="start" style:justify-single-word="false"/>
      <style:text-properties officeooo:paragraph-rsid="00213ff1"/>
    </style:style>
    <style:style style:name="P13" style:family="paragraph" style:parent-style-name="Standard">
      <style:paragraph-properties fo:text-align="start" style:justify-single-word="false"/>
      <style:text-properties fo:font-size="16pt" fo:language="en" fo:country="GB" fo:font-weight="bold" officeooo:rsid="0017e28e" officeooo:paragraph-rsid="0017e28e"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language="en" fo:country="GB" fo:font-weight="bold" officeooo:rsid="001af94e" officeooo:paragraph-rsid="001af94e"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5pt" fo:language="en" fo:country="GB" fo:font-weight="bold" officeooo:rsid="001af94e" officeooo:paragraph-rsid="001af94e"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fo:language="en" fo:country="GB" fo:font-weight="bold" officeooo:rsid="001af94e" officeooo:paragraph-rsid="00204bd5"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size="15pt" fo:language="en" fo:country="GB" fo:font-weight="bold" officeooo:rsid="00213ff1" officeooo:paragraph-rsid="00213ff1"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5pt" fo:language="en" fo:country="GB" fo:font-weight="bold" officeooo:rsid="001e4dbf" officeooo:paragraph-rsid="00213ff1"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size="15pt" fo:language="en" fo:country="GB" fo:font-weight="normal" officeooo:rsid="00213ff1" officeooo:paragraph-rsid="00213ff1"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2pt" fo:language="en" fo:country="GB" fo:font-weight="bold" officeooo:rsid="00213ff1" officeooo:paragraph-rsid="00213ff1" style:font-size-asian="12pt" style:font-weight-asian="bold" style:font-size-complex="12pt" style:font-weight-complex="bold"/>
    </style:style>
    <style:style style:name="T1" style:family="text">
      <style:text-properties officeooo:rsid="0019c65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d1e2" style:font-weight-asian="normal" style:font-weight-complex="normal"/>
    </style:style>
    <style:style style:name="T5" style:family="text">
      <style:text-properties fo:font-weight="normal" officeooo:rsid="001e4dbf" style:font-weight-asian="normal" style:font-weight-complex="normal"/>
    </style:style>
    <style:style style:name="T6" style:family="text">
      <style:text-properties fo:font-weight="normal" officeooo:rsid="00204bd5" style:font-weight-asian="normal" style:font-weight-complex="normal"/>
    </style:style>
    <style:style style:name="T7" style:family="text">
      <style:text-properties officeooo:rsid="00204bd5"/>
    </style:style>
    <style:style style:name="T8" style:family="text">
      <style:text-properties officeooo:rsid="00213ff1"/>
    </style:style>
    <style:style style:name="T9" style:family="text">
      <style:text-properties fo:font-size="12pt" fo:language="en" fo:country="GB" fo:font-weight="bold" officeooo:rsid="00213ff1" style:font-size-asian="12pt" style:font-weight-asian="bold" style:font-size-complex="12pt" style:font-weight-complex="bold"/>
    </style:style>
    <style:style style:name="T10" style:family="text">
      <style:text-properties fo:font-size="12pt" fo:language="en" fo:country="GB" fo:font-weight="bold" officeooo:rsid="00221722" style:font-size-asian="12pt" style:font-weight-asian="bold" style:font-size-complex="12pt" style:font-weight-complex="bold"/>
    </style:style>
    <style:style style:name="T11" style:family="text">
      <style:text-properties fo:font-size="12pt" fo:language="en" fo:country="GB" fo:font-weight="normal" officeooo:rsid="00213ff1" style:font-size-asian="12pt" style:font-weight-asian="normal" style:font-size-complex="12pt" style:font-weight-complex="normal"/>
    </style:style>
    <style:style style:name="T12" style:family="text">
      <style:text-properties fo:font-size="12pt" fo:language="en" fo:country="GB" fo:font-weight="normal" officeooo:rsid="00221722"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COSC363 Computer Graphics Assignment</text:p>
      <text:p text:style-name="P3"/>
      <text:p text:style-name="P3">Harry Dobbs 890703</text:p>
      <text:p text:style-name="P3"/>
      <text:p text:style-name="P3"/>
      <text:p text:style-name="P4">The report should include the following sections: </text:p>
      <text:p text:style-name="P4"><text:s/>Your name and student number. </text:p>
      <text:p text:style-name="P4"><text:s/>A brief description of your scene (1 paragraph) </text:p>
      <text:p text:style-name="P4"><text:s/>At least two screenshots showing important aspects of the scene or animation. </text:p>
      <text:p text:style-name="P4"><text:s/>A description of each extra feature implemented, including relevant equations. </text:p>
      <text:p text:style-name="P4"><text:s/>You may also discuss any special challenges faced and how you solved those problems. </text:p>
      <text:p text:style-name="P4"> A full list of control functions (keyboard, mouse, special keys) defined for interacting with the scene. </text:p>
      <text:p text:style-name="P4"><text:s/>All resources and references used in your work must be cited in the report. </text:p>
      <text:p text:style-name="P3"/>
      <text:p text:style-name="P3"/>
      <text:p text:style-name="P3"/>
      <text:p text:style-name="P13">Description:</text:p>
      <text:p text:style-name="P6"/>
      <text:p text:style-name="P6">Aliens have landed on the planet . They have touched down in Egypt. To protect themselves they have decided to occupy a deserted Egyptian sand castle. A robot has been deployed to patrol the surrounding area to ensure no intruders enter the sight. <text:span text:style-name="T1">Another robot has been deployed to collect samples of the terrain to take back to the home planet. A cannon has been setup outside the castle walls as an extra layer of protection. The spaceship is equipped with the latest technology in parabolic thrusters and advanced lighting.</text:span></text:p>
      <text:p text:style-name="P6"/>
      <text:p text:style-name="P6"/>
      <text:p text:style-name="P14">Screenshots:</text:p>
      <text:p text:style-name="P7"/>
      <text:p text:style-name="P7"/>
      <text:p text:style-name="P15">Description of Each <text:span text:style-name="T7">Basic </text:span>Feature <text:span text:style-name="T8">(10 Marks Total)</text:span>:</text:p>
      <text:p text:style-name="P7"/>
      <text:p text:style-name="P6"/>
      <text:p text:style-name="P8"><text:span text:style-name="T2">2.1</text:span>: A model of a castle has been generated. The walls are created by defined a set of vertices and the powers are created with glut objects (square blocks). A for loop is used to generate the blocks in a brick like pattern for visual effect. </text:p>
      <text:p text:style-name="P8"/>
      <text:p text:style-name="P5"><text:span text:style-name="T2">2.2: </text:span><text:span text:style-name="T4">A model of a cannon has been placed outside the fortress gate. This is the model from Lab02. When the key ‘c’ is pressed a cannon ball will fire. This cannon ball follows a path derived by a physics equation that is mentioned in </text:span><text:span text:style-name="T5">the following page</text:span><text:span text:style-name="T4">.</text:span></text:p>
      <text:p text:style-name="P5"><text:span text:style-name="T4"/></text:p>
      <text:p text:style-name="P9">2.3: <text:span text:style-name="T3">Robots bluh bluh bluh –</text:span><text:span text:style-name="T5"> moving light bluh bluh bluh</text:span></text:p>
      <text:p text:style-name="P9"><text:span text:style-name="T3"/></text:p>
      <text:p text:style-name="P9">2.4: <text:span text:style-name="T5">A model of a spaceship has been placed inside the fortress. It has a flashing light that flashes whilst the spaceship is grounded. Once the ‘s’ key is pressed the space ship initiates its take off sequence. The rocket thruster implements particle animation that is mapped randomly within a paraboloid, aswell as a fixed camera on the thruster. These features are explained in more detail on the follow pages.</text:span></text:p>
      <text:p text:style-name="P9"><text:span text:style-name="T3"/></text:p>
      <text:p text:style-name="P11"><text:soft-page-break/>2.5: <text:span text:style-name="T3">You are able to move through the scene using the standard set of directional keys. Up arrow moves you forward in current direction. Down arrow moves you backward in current direction. Left arrow turns you left by 5 degrees. Right arrow turns you right by 5 degrees. I have developed the movement algorithm which works on a different principle to the one in the labs. It moves the whole screen rather than adjusting the camera. The initial spawn point is outside the front castle gate. </text:span></text:p>
      <text:p text:style-name="P11"><text:span text:style-name="T3"/></text:p>
      <text:p text:style-name="P11"><text:span text:style-name="T7">2.5: </text:span><text:span text:style-name="T3">There is </text:span><text:span text:style-name="T6">four</text:span><text:span text:style-name="T3"> texture maps in the scene: the skybox, the robots sphere, </text:span><text:span text:style-name="T6">the robot castle banner </text:span><text:span text:style-name="T3">and the castle walls.</text:span></text:p>
      <text:p text:style-name="P10"><text:span text:style-name="T3"/></text:p>
      <text:p text:style-name="P9"><text:span text:style-name="T3"/></text:p>
      <text:p text:style-name="P16">Description of Each <text:span text:style-name="T7">Complex </text:span>Feature:</text:p>
      <text:p text:style-name="P18"/>
      <text:p text:style-name="P20">A spotlight on a moving/rotating object ( 2 Marks ):<text:span text:style-name="T3"> I have implemented a spotlight on the robot the patrols the borders of the castle. The light faces the direction the robot moves in. The color of this spotlight is red.</text:span></text:p>
      <text:p text:style-name="P20"><text:span text:style-name="T3"/></text:p>
      <text:p text:style-name="P20">Two camera modes ( 2 Marks ):<text:span text:style-name="T3"> I have implemented an additional camera mode to 2.5. The second camera when selected by pressing the home key allows you to look at the map from within the rocket thruster. Once in this mode the “r” key can be pressed to enable/disable if you want to rotate as if the camera is physically attached to the rocket. To switch back to the standard camera mode press home again.</text:span></text:p>
      <text:p text:style-name="P20"><text:span text:style-name="T3"/></text:p>
      <text:p text:style-name="P12"><text:span text:style-name="T9">Physics Models </text:span><text:span text:style-name="T10">(1-2 Marks) </text:span><text:span text:style-name="T9">: </text:span><text:span text:style-name="T11">A projectile motion physics model has been implemented </text:span><text:span text:style-name="T12">to the Cannon ball. <text:s/>The cannon ball travels along the Z axis in the positive direction. As it travels along the Z axis the height of the cannon ball changes. The cannon ball is launched out of the cannon at a fixed angle of 30 degrees.</text:span></text:p>
      <text:p text:style-name="P12"><text:span text:style-name="T12"/></text:p>
      <text:p text:style-name="P12"><text:span text:style-name="T12"/></text:p>
      <text:p text:style-name="P20"><text:span text:style-name="T3"/></text:p>
      <text:p text:style-name="P20"><text:span text:style-name="T3"/></text:p>
      <text:p text:style-name="P20"><text:span text:style-name="T3"/></text:p>
      <text:p text:style-name="P20"><text:span text:style-name="T3">Physics models (eg. gravity, trajectory of the projectile). Give relevant equations in your report. (1-2 marks depending on the complexity of the model)</text:span></text:p>
      <text:p text:style-name="P20"><text:span text:style-name="T3"/></text:p>
      <text:p text:style-name="P17"/>
      <text:p text:style-name="P19"/>
      <text:p text:style-name="P19"/>
      <text:p text:style-name="P19"/>
      <text:p text:style-name="P19"/>
      <text:p text:style-name="P19"/>
      <text:p text:style-name="P16">Two camera modes: The first camera mode gives a general (default) view of the scene as described in 2.5 above. The second camera mode, when selected, has to show the view from a point on the spaceship. Use the HOME key to toggle COSC363 Computer Graphics Assignment 1 3 between the two modes. As the spaceship lifts off, the second camera mode should display the view of the castle beneath it (2 marks) </text:p>
      <text:p text:style-name="P18"><text:span text:style-name="T7">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2:39:37.100151979</meta:creation-date>
    <dc:date>2019-04-10T16:10:16.921971465</dc:date>
    <meta:editing-duration>PT29M46S</meta:editing-duration>
    <meta:editing-cycles>4</meta:editing-cycles>
    <meta:generator>LibreOffice/6.0.6.2$Linux_X86_64 LibreOffice_project/00m0$Build-2</meta:generator>
    <meta:document-statistic meta:table-count="0" meta:image-count="0" meta:object-count="0" meta:page-count="2" meta:paragraph-count="27" meta:word-count="760" meta:character-count="4337" meta:non-whitespace-character-count="3591"/>
  </office:meta>
</office:document-meta>
</file>